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54a3a" officeooo:paragraph-rsid="00054a3a"/>
    </style:style>
    <style:style style:name="P2" style:family="paragraph" style:parent-style-name="Standard">
      <style:text-properties officeooo:rsid="00054fc9" officeooo:paragraph-rsid="00054fc9"/>
    </style:style>
    <style:style style:name="P3" style:family="paragraph" style:parent-style-name="Standard">
      <style:text-properties officeooo:rsid="00054fc9" officeooo:paragraph-rsid="000f2a75"/>
    </style:style>
    <style:style style:name="P4" style:family="paragraph" style:parent-style-name="Standard">
      <style:text-properties officeooo:rsid="00069830" officeooo:paragraph-rsid="00069830"/>
    </style:style>
    <style:style style:name="P5" style:family="paragraph" style:parent-style-name="Standard">
      <style:text-properties officeooo:rsid="00069830" officeooo:paragraph-rsid="000f2a75"/>
    </style:style>
    <style:style style:name="P6" style:family="paragraph" style:parent-style-name="Standard">
      <style:text-properties officeooo:rsid="00081a8f" officeooo:paragraph-rsid="00081a8f"/>
    </style:style>
    <style:style style:name="P7" style:family="paragraph" style:parent-style-name="Standard">
      <style:text-properties officeooo:rsid="00081a8f" officeooo:paragraph-rsid="000f2a75"/>
    </style:style>
    <style:style style:name="P8" style:family="paragraph" style:parent-style-name="Standard">
      <style:text-properties officeooo:rsid="000b4805" officeooo:paragraph-rsid="000b4805"/>
    </style:style>
    <style:style style:name="P9" style:family="paragraph" style:parent-style-name="Standard">
      <style:text-properties officeooo:rsid="000c4a12" officeooo:paragraph-rsid="000c4a12"/>
    </style:style>
    <style:style style:name="P10" style:family="paragraph" style:parent-style-name="Standard">
      <style:text-properties fo:font-weight="bold" officeooo:rsid="000c4a12" officeooo:paragraph-rsid="000c4a12" style:font-weight-asian="bold" style:font-weight-complex="bold"/>
    </style:style>
    <style:style style:name="P11" style:family="paragraph" style:parent-style-name="Standard">
      <style:text-properties fo:font-weight="bold" officeooo:rsid="000f2a75" officeooo:paragraph-rsid="000f2a75" style:font-weight-asian="bold" style:font-weight-complex="bold"/>
    </style:style>
    <style:style style:name="P12" style:family="paragraph" style:parent-style-name="Standard">
      <style:text-properties fo:font-weight="bold" officeooo:rsid="00069830" officeooo:paragraph-rsid="000f2a75" style:font-weight-asian="bold" style:font-weight-complex="bold"/>
    </style:style>
    <style:style style:name="P13" style:family="paragraph" style:parent-style-name="Standard">
      <style:text-properties fo:font-weight="bold" officeooo:rsid="00153a4a" officeooo:paragraph-rsid="00153a4a" style:font-weight-asian="bold" style:font-weight-complex="bold"/>
    </style:style>
    <style:style style:name="P14" style:family="paragraph" style:parent-style-name="Standard">
      <style:text-properties fo:font-weight="bold" officeooo:rsid="001af8ed" officeooo:paragraph-rsid="001af8ed" style:font-weight-asian="bold" style:font-weight-complex="bold"/>
    </style:style>
    <style:style style:name="P15" style:family="paragraph" style:parent-style-name="Standard">
      <style:text-properties fo:font-weight="bold" officeooo:rsid="001af8ed" officeooo:paragraph-rsid="001dca8c" style:font-weight-asian="bold" style:font-weight-complex="bold"/>
    </style:style>
    <style:style style:name="P16" style:family="paragraph" style:parent-style-name="Standard">
      <style:text-properties officeooo:rsid="000ea24e" officeooo:paragraph-rsid="000ea24e"/>
    </style:style>
    <style:style style:name="T1" style:family="text">
      <style:text-properties officeooo:rsid="00081a8f"/>
    </style:style>
    <style:style style:name="T2" style:family="text">
      <style:text-properties officeooo:rsid="00098aa7"/>
    </style:style>
    <style:style style:name="T3" style:family="text">
      <style:text-properties officeooo:rsid="000dc2ce"/>
    </style:style>
    <style:style style:name="T4" style:family="text">
      <style:text-properties fo:color="#000000" officeooo:rsid="000dc2ce"/>
    </style:style>
    <style:style style:name="T5" style:family="text">
      <style:text-properties fo:font-weight="normal" style:font-weight-asian="normal" style:font-weight-complex="normal"/>
    </style:style>
    <style:style style:name="T6" style:family="text">
      <style:text-properties fo:font-weight="normal" officeooo:rsid="00054a3a" style:font-weight-asian="normal" style:font-weight-complex="normal"/>
    </style:style>
    <style:style style:name="T7" style:family="text">
      <style:text-properties fo:font-weight="normal" officeooo:rsid="00098aa7" style:font-weight-asian="normal" style:font-weight-complex="normal"/>
    </style:style>
    <style:style style:name="T8" style:family="text">
      <style:text-properties fo:font-weight="normal" officeooo:rsid="001834ab" style:font-weight-asian="normal" style:font-weight-complex="normal"/>
    </style:style>
    <style:style style:name="T9" style:family="text">
      <style:text-properties fo:font-weight="normal" officeooo:rsid="001cc7f6" style:font-weight-asian="normal" style:font-weight-complex="normal"/>
    </style:style>
    <style:style style:name="T10" style:family="text">
      <style:text-properties fo:font-weight="normal" officeooo:rsid="001ccd81" style:font-weight-asian="normal" style:font-weight-complex="normal"/>
    </style:style>
    <style:style style:name="T11" style:family="text">
      <style:text-properties officeooo:rsid="00136e41"/>
    </style:style>
    <style:style style:name="T12" style:family="text">
      <style:text-properties officeooo:rsid="00153a4a"/>
    </style:style>
    <style:style style:name="T13" style:family="text">
      <style:text-properties style:text-underline-style="solid" style:text-underline-width="auto" style:text-underline-color="font-color" fo:font-weight="normal" officeooo:rsid="001ccd81" style:font-weight-asian="normal" style:font-weight-complex="normal"/>
    </style:style>
    <style:style style:name="T14" style:family="text">
      <style:text-properties style:text-underline-style="none" fo:font-weight="normal" officeooo:rsid="001ccd81" style:font-weight-asian="normal" style:font-weight-complex="normal"/>
    </style:style>
    <style:style style:name="T15" style:family="text">
      <style:text-properties style:text-underline-style="none" fo:font-weight="normal" officeooo:rsid="001dca8c" style:font-weight-asian="normal" style:font-weight-complex="normal"/>
    </style:style>
    <style:style style:name="T16" style:family="text">
      <style:text-properties officeooo:rsid="001dca8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oDo:</text:p>
      <text:p text:style-name="P8">- Fix Inhaltsverzeichnis</text:p>
      <text:p text:style-name="P8">- <text:span text:style-name="T12">Alternative für Big Data</text:span></text:p>
      <text:p text:style-name="P8"/>
      <text:p text:style-name="P1">Big Data – Das Ende unserer Privatsphäre?</text:p>
      <text:p text:style-name="P1"/>
      <text:p text:style-name="P1">Fragestellung: <text:bookmark-start text:name="__DdeLink__167_2083314985"/>Sind Big Data und Privasphäre vereinbar? Chancen und Risiken am Beispiel von Google.<text:bookmark-end text:name="__DdeLink__167_2083314985"/></text:p>
      <text:p text:style-name="P1"/>
      <text:p text:style-name="P2">Gliederung:</text:p>
      <text:p text:style-name="P2"/>
      <text:p text:style-name="P4">1. <text:tab/>Einleitung</text:p>
      <text:p text:style-name="P4">2. <text:tab/>Privatsphäre <text:span text:style-name="T1">und Big Data4</text:span></text:p>
      <text:p text:style-name="P4"><text:tab/>2.1 <text:tab/>Was verstehen wir darunter</text:p>
      <text:p text:style-name="P4"><text:tab/>2.2 <text:tab/>Warum es wichtig ist</text:p>
      <text:p text:style-name="P4">3. <text:tab/>Google und Big Data</text:p>
      <text:p text:style-name="P4"><text:tab/>3.1<text:tab/>Wie sind die Dinge momentan</text:p>
      <text:p text:style-name="P4"><text:tab/>3.2<text:tab/>Chancen</text:p>
      <text:p text:style-name="P4"><text:tab/>3.3<text:tab/>Risiken</text:p>
      <text:p text:style-name="P6"><text:tab/>3.4<text:tab/>Google und Privatsphäre</text:p>
      <text:p text:style-name="P4"><text:span text:style-name="T2">4</text:span>. Evaluation und Schluss</text:p>
      <text:p text:style-name="P4"/>
      <text:p text:style-name="P10">Expose:</text:p>
      <text:p text:style-name="P4"/>
      <text:p text:style-name="P9">Jeden Tag werden mehr als 40 Millionen Terabyte an neuen Daten <text:span text:style-name="T3">generiert. Diese Daten werden von Unternehmen und Regierungen ausgewehrtet und abgespeichert. Dabei hat der Benutzer </text:span><text:span text:style-name="T4">so gut wie keine Möglichkeit</text:span><text:span text:style-name="T3"> zu kontrollieren welche seiner Daten abgespeichert und welche Schlüsse daraus gezogen werden. Das resultiert in einem Konflikt mit der Privatsphäre der Benutzer. </text:span></text:p>
      <text:p text:style-name="P16">Prominentes Beispiel hierfür ist Google mit ihrer quasi Monopolstellung bei Services wie chrome, gmail,google suche, youtube und google maps. <text:span text:style-name="T11">Daraus ergibt sich die Fragen ob und wenn, wie es möglich ist Big Data auszuwerten und zu speichern und dabei die Privatsphäre von Benutzer zu achten und welche vielleicht ungewollten Nebenwirkungen der große Fokus auf Big Data haben könnte.</text:span></text:p>
      <text:p text:style-name="P11">Unsere konkrete Fragestellung lautet: <text:span text:style-name="T5">“</text:span><text:span text:style-name="T6">Sind Big Data und Privasphäre vereinbar? Chancen und Risiken am Beispiel von Google.”</text:span></text:p>
      <text:p text:style-name="P11"><text:span text:style-name="T6"/></text:p>
      <text:p text:style-name="P3">Gliederung:</text:p>
      <text:p text:style-name="P5">1 <text:tab/>Einleitung</text:p>
      <text:p text:style-name="P5">2 <text:tab/>Privatsphäre <text:span text:style-name="T1">und Big Data</text:span></text:p>
      <text:p text:style-name="P5"><text:tab/>2.1 <text:tab/>Was verstehen wir darunter</text:p>
      <text:p text:style-name="P5"><text:tab/>2.2 <text:tab/>Warum <text:span text:style-name="T12">Privatsphäre wichtig ist und zeigen potentielle Konflikte mit Big Data</text:span></text:p>
      <text:p text:style-name="P5">3 <text:tab/>Google und Big Data</text:p>
      <text:p text:style-name="P5"><text:tab/>3.1<text:tab/>Wie sind die Dinge momentan</text:p>
      <text:p text:style-name="P5"><text:tab/>3.2<text:tab/>Chancen <text:span text:style-name="T16">+ Privatsphäre</text:span></text:p>
      <text:p text:style-name="P5"><text:tab/>3.3<text:tab/>Risiken <text:span text:style-name="T16">+ Privatsphäre</text:span></text:p>
      <text:p text:style-name="P7"><text:tab/>3.4<text:tab/>Google und Privatsphäre <text:span text:style-name="T16">Unterschiede USA/EU</text:span></text:p>
      <text:p text:style-name="P12"><text:span text:style-name="T7">4</text:span><text:span text:style-name="T6"> Evaluation und Schluss</text:span></text:p>
      <text:p text:style-name="P11"><text:span text:style-name="T6"/></text:p>
      <text:p text:style-name="P11"><text:span text:style-name="T6"/></text:p>
      <text:p text:style-name="P13"><text:soft-page-break/><text:span text:style-name="T6">N</text:span><text:span text:style-name="T5">ach einer kurzen Einführung in das Thema folgt in </text:span><text:span text:style-name="T9">Kapitel </text:span><text:span text:style-name="T5">2 eine grundlegende Definition der Konzepte “Privatsphäre” und “Big Data” in dem Kontext dieser Arbeit. Darauf aufbauend wird die Relevanz der Privatsphäre für Individuen und demokratische Strukturen näher erläutert. Desweiteren werden mögliche Konfliktfelder zwischen Grundsätzen der Privatsphäre und Big Data </text:span><text:span text:style-name="T8">dargelegt. </text:span></text:p>
      <text:p text:style-name="P15"><text:span text:style-name="T6">I</text:span><text:span text:style-name="T5">n 3 werden die allgemeinen Aspekte von Big Data auf das Beispiel Google angewandt. </text:span><text:span text:style-name="T10">Google, was wird gespeichert, wie wird es ausgewertet, wie kann es ausgewertet, wie </text:span><text:span text:style-name="T13">könnte</text:span><text:span text:style-name="T14"> es ausgewertet werden, <text:s/>was kann cooles damit angestellt werden, wie könnte es sich auswirken, welche Gefahren können bestehen.</text:span></text:p>
      <text:p text:style-name="P15"><text:span text:style-name="T14">Unterschied zw. EU und Amerika, Internetriesen in der USA, Monopol in den USA, wie kann die EU mithalten, wenn wir unser Datenschutzrecht beibehalten oder sogar verschärfen. Privatsphäre Fluch für die Wirtschaft? - </text:span><text:span text:style-name="T15">Und f</text:span><text:span text:style-name="T14">ür die Gesellschaft? Vereinbarkeit. Sind die Informationen die Big Data zu bieten scheint, wirklich notwendig </text:span><text:span text:style-name="T15">sind und ob sie halten, was sie versprechen, ob sie zuverlässig sind (flu)</text:span><text:span text:style-name="T14">? </text:span><text:span text:style-name="T15">Gefahr für Kontrollverlust durch Machine Learning, Algorithmen,Überschaubarkeit und Kontrolle</text:span></text:p>
      <text:p text:style-name="P14"><text:span text:style-name="T5">-</text:span><text:span text:style-name="T9">angewandt auf Google/wie google Big Data benutzt</text:span></text:p>
      <text:p text:style-name="P14"><text:span text:style-name="T9">-Google als Datenanbieter (Suchmaschinenanalyse, air pollution, flu, military, etc)</text:span></text:p>
      <text:p text:style-name="P14"><text:span text:style-name="T9">-</text:span></text:p>
      <text:p text:style-name="P14"><text:span text:style-name="T5"/></text:p>
      <text:p text:style-name="P1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3:01:11.710494008</meta:creation-date>
    <meta:generator>LibreOffice/5.4.4.2$Linux_X86_64 LibreOffice_project/40m0$Build-2</meta:generator>
    <dc:date>2018-01-18T16:00:24.814685657</dc:date>
    <meta:editing-duration>PT1H17M54S</meta:editing-duration>
    <meta:editing-cycles>13</meta:editing-cycles>
    <meta:document-statistic meta:table-count="0" meta:image-count="0" meta:object-count="0" meta:page-count="2" meta:paragraph-count="37" meta:word-count="437" meta:character-count="2986" meta:non-whitespace-character-count="2560"/>
  </office:meta>
</office:document-meta>
</file>